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  <style:text-properties style:font-name="Trebuchet MS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999999" fo:border="0.002cm solid #000000"/>
      <style:text-properties style:font-name="Trebuchet MS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02cm solid #000000"/>
      <style:text-properties style:font-name="Trebuchet MS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style:font-name="Trebuchet MS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999999" fo:border="0.002cm solid #000000" style:vertical-align="middle"/>
      <style:text-properties style:font-name="Trebuchet MS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 style:data-style-name="N108">
      <style:table-cell-properties style:text-align-source="fix" style:repeat-content="false" fo:border="0.002cm solid #000000"/>
      <style:paragraph-properties fo:text-align="start" fo:margin-left="0cm"/>
      <style:text-properties style:font-name="Trebuchet MS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6"/>
        <table:table-row table:style-name="ro2">
          <table:table-cell table:style-name="ce1" office:value-type="string" table:number-columns-spanned="1" table:number-rows-spanned="2">
            <text:p>Release Phase</text:p>
          </table:table-cell>
          <table:table-cell table:style-name="ce4" office:value-type="string">
            <text:p>Tentaive Date</text:p>
          </table:table-cell>
        </table:table-row>
        <table:table-row table:style-name="ro2">
          <table:covered-table-cell table:style-name="ce2"/>
          <table:table-cell table:style-name="ce5" office:value-type="string">
            <text:p>DEV – 19.1.0.0</text:p>
          </table:table-cell>
        </table:table-row>
        <table:table-row table:style-name="ro1">
          <table:table-cell office:value-type="string">
            <text:p>DIT</text:p>
          </table:table-cell>
          <table:table-cell office:value-type="date" office:date-value="2018-11-29">
            <text:p>29-Nov-2018</text:p>
          </table:table-cell>
        </table:table-row>
        <table:table-row table:style-name="ro1">
          <table:table-cell office:value-type="string">
            <text:p>SIT</text:p>
          </table:table-cell>
          <table:table-cell office:value-type="date" office:date-value="2019-01-17">
            <text:p>17-Jan-2019</text:p>
          </table:table-cell>
        </table:table-row>
        <table:table-row table:style-name="ro1">
          <table:table-cell office:value-type="string">
            <text:p>UAT</text:p>
          </table:table-cell>
          <table:table-cell office:value-type="date" office:date-value="2019-03-15">
            <text:p>15-Mar-2019</text:p>
          </table:table-cell>
        </table:table-row>
        <table:table-row table:style-name="ro1">
          <table:table-cell office:value-type="string">
            <text:p>Pre-PROD</text:p>
          </table:table-cell>
          <table:table-cell office:value-type="date" office:date-value="2019-03-20">
            <text:p>20-Mar-2019</text:p>
          </table:table-cell>
        </table:table-row>
        <table:table-row table:style-name="ro1">
          <table:table-cell office:value-type="string">
            <text:p>PROD</text:p>
          </table:table-cell>
          <table:table-cell office:value-type="date" office:date-value="2019-03-22">
            <text:p>22-Mar-2019</text:p>
          </table:table-cell>
        </table:table-row>
        <table:table-row table:style-name="ro1">
          <table:table-cell office:value-type="string">
            <text:p>Post-PROD</text:p>
          </table:table-cell>
          <table:table-cell office:value-type="date" office:date-value="2019-06-03">
            <text:p>03-Jun-2019</text:p>
          </table:table-cell>
        </table:table-row>
        <table:table-row table:style-name="ro1">
          <table:table-cell office:value-type="string">
            <text:p>AMC</text:p>
          </table:table-cell>
          <table:table-cell office:value-type="string">
            <text:p>Team is not su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 number:title="custom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/11/2018</text:date>, <text:time>14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24S</meta:editing-duration>
    <meta:editing-cycles>13</meta:editing-cycles>
    <meta:generator>OpenOffice/4.1.0$Win32 OpenOffice.org_project/410m18$Build-9764</meta:generator>
    <dc:date>2018-11-22T14:24:48.81</dc:date>
    <dc:creator>Jashwanth Reddy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